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paragraph-properties fo:margin-left="0in" fo:margin-right="0in" fo:margin-top="0.0799in" fo:margin-bottom="0.0799in" style:contextual-spacing="false" fo:line-height="120%" fo:text-align="start" style:justify-single-word="false" fo:orphans="2" fo:widows="2" fo:text-indent="0in" style:auto-text-indent="false" style:writing-mode="lr-tb"/>
    </style:style>
    <style:style style:name="P3" style:family="paragraph" style:parent-style-name="Standard">
      <style:paragraph-properties fo:margin-top="0.0799in" fo:margin-bottom="0.0799in" style:contextual-spacing="false" fo:line-height="120%" fo:text-align="start" style:justify-single-word="false" style:writing-mode="lr-tb"/>
    </style:style>
    <style:style style:name="P4" style:family="paragraph" style:parent-style-name="Standard">
      <style:paragraph-properties fo:margin-top="0.0799in" fo:margin-bottom="0.0799in" style:contextual-spacing="false" fo:line-height="120%" fo:text-align="start" style:justify-single-word="false" fo:break-before="page" style:writing-mode="lr-tb"/>
    </style:style>
    <style:style style:name="P5" style:family="paragraph" style:parent-style-name="Standard">
      <style:paragraph-properties fo:margin-left="2in" fo:margin-right="0in" fo:margin-top="0.0799in" fo:margin-bottom="0.0799in" style:contextual-spacing="false" fo:line-height="120%" fo:text-align="start" style:justify-single-word="false" fo:text-indent="-2in" style:auto-text-indent="false" fo:break-before="page" style:writing-mode="lr-tb"/>
    </style:style>
    <style:style style:name="P6" style:family="paragraph" style:parent-style-name="Standard">
      <style:paragraph-properties fo:margin-left="1.5in" fo:margin-right="1.5in" fo:margin-top="0.1693in" fo:margin-bottom="0.1693in" style:contextual-spacing="false" fo:line-height="150%" fo:text-align="start" style:justify-single-word="false" fo:orphans="2" fo:widows="2" fo:text-indent="-1.5in" style:auto-text-indent="false" style:writing-mode="lr-tb"/>
    </style:style>
    <style:style style:name="P7" style:family="paragraph" style:parent-style-name="Standard">
      <style:paragraph-properties fo:margin-left="0in" fo:margin-right="1in" fo:margin-top="0.1693in" fo:margin-bottom="0.1693in" style:contextual-spacing="false" fo:line-height="150%" fo:text-align="start" style:justify-single-word="false" fo:orphans="2" fo:widows="2" fo:text-indent="0in" style:auto-text-indent="false" style:writing-mode="lr-tb"/>
    </style:style>
    <style:style style:name="P8" style:family="paragraph" style:parent-style-name="Standard">
      <style:paragraph-properties fo:margin-left="2in" fo:margin-right="1in" fo:margin-top="0.1693in" fo:margin-bottom="0.1693in" style:contextual-spacing="false" fo:line-height="150%" fo:text-align="start" style:justify-single-word="false" fo:orphans="2" fo:widows="2" fo:text-indent="-2in" style:auto-text-indent="false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fo:color="#00000a" loext:opacity="100%" fo:font-size="10pt" fo:language="en" fo:country="US" style:font-size-asian="10pt"/>
    </style:style>
    <style:style style:name="T4" style:family="text">
      <style:text-properties fo:color="#00000a" loext:opacity="100%" style:font-name="Times New Roman" fo:font-size="10pt" fo:language="en" fo:country="US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tandard Nondisclosure Agreement</text:span></text:p>
      <text:p text:style-name="P2">The parties agree to the terms of the <text:span text:style-name="T1">The Waypoint NDA Version 4.0.0 </text:span>published at<text:bookmark text:name="__DdeLink__410_786917921"/> waypointnda.com.</text:p>
      <text:p text:style-name="P6"><text:span text:style-name="T1">Purpose</text:span>:<text:tab/><text:bookmark-start text:name="__DdeLink__494_646533662"/>______________________________<text:bookmark-end text:name="__DdeLink__494_646533662"/>__________<text:line-break/>________________________________________<text:line-break/>________________________________________<text:line-break/>________________________________________<text:line-break/>[State the purpose for sharing confidential information.]<text:bookmark-start text:name="__DdeLink__493_162727990"/></text:p>
      <text:p text:style-name="P6"><text:span text:style-name="T1">Governing Law</text:span>:<text:tab/>________________________________________<text:line-break/>________________________________________<text:line-break/>[Name the state, country, or other jurisdiction whose law will govern the agreement.<text:bookmark-end text:name="__DdeLink__493_162727990"/>]</text:p>
      <text:p text:style-name="P6"><text:span text:style-name="T1">Forum for Disputes</text:span>:<text:tab/>________________________________________<text:line-break/>________________________________________<text:line-break/>[Optional. Name the city, district, or country where any disputes about the agreement will happen.]</text:p>
      <text:p text:style-name="P6"><text:span text:style-name="T1">Term</text:span>:<text:tab/>________________________________________<text:line-break/>[Optional. State how long the agreement will cover new confidential information disclosed.]</text:p>
      <text:p text:style-name="P3">[Signature pages follow.]</text:p>
      <text:p text:style-name="P4">The parties agree to this nondisclosure agreement on the dates by their signatures.</text:p>
      <text:p text:style-name="P7"><text:span text:style-name="T1">First Party</text:span></text:p>
      <text:p text:style-name="P8">Legal Name:<text:tab/>________________________________________<text:line-break/>[Write the legal name of the party proposing the agreement, like “Super Software, Inc.” or “John A. Smith”.]</text:p>
      <text:p text:style-name="P8">Legal Type:<text:tab/>________________________________________<text:line-break/>[Write the company’s jurisdiction and legal form, like “Delaware corporation” or “New York resident” for an individual.]</text:p>
      <text:p text:style-name="P8">Signature:<text:tab/>________________________________________</text:p>
      <text:p text:style-name="P8">Name:<text:tab/>________________________________________</text:p>
      <text:p text:style-name="P8">Title:<text:tab/>________________________________________<text:line-break/>[Leave blank if the party is an individual.]</text:p>
      <text:p text:style-name="P8">Date:<text:tab/>________________________________________</text:p>
      <text:p text:style-name="P8">E-Mail:<text:tab/>________________________________________</text:p>
      <text:p text:style-name="P5">The parties agree to this nondisclosure agreement on the dates by their signatures.</text:p>
      <text:p text:style-name="P7"><text:span text:style-name="T1">Second Party</text:span></text:p>
      <text:p text:style-name="P8">Legal Name:<text:tab/>_______________________________________<text:line-break/>[Write the legal name of the party receiving the agreement proposal, like “Quick Welding LLC” or “Jane B. Doe”.]</text:p>
      <text:p text:style-name="P8">Legal Type:<text:tab/>________________________________________<text:line-break/>[Write the company’s jurisdiction and legal form, like “Delaware corporation” or “Texas resident” for an individual.]</text:p>
      <text:p text:style-name="P8">Signature:<text:tab/>________________________________________</text:p>
      <text:p text:style-name="P8">Name:<text:tab/>________________________________________</text:p>
      <text:p text:style-name="P8">Title:<text:tab/>________________________________________<text:line-break/>[Leave blank if the party is an individual.]</text:p>
      <text:p text:style-name="P8">Date:<text:tab/>________________________________________</text:p>
      <text:p text:style-name="P8"><text:span text:style-name="T2">E-Mail:<text:tab/>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27in" fo:margin-bottom="0.0827in" style:contextual-spacing="false" fo:line-height="100%" fo:text-align="justify" style:justify-single-word="false" fo:orphans="2" fo:widows="2" style:punctuation-wrap="simple" style:writing-mode="lr-tb"/>
      <style:text-properties fo:color="#00000a" loext:opacity="10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27in" style:contextual-spacing="false" fo:line-height="100%" fo:text-align="justify" style:justify-single-word="false"/>
      <style:text-properties fo:color="#00000a" loext:opacity="100%" style:font-name="Liberation Sans" fo:font-family="'Liberation Sans'" style:font-family-generic="roman" style:font-pitch="variable" fo:font-size="14pt" fo:language="en" fo:country="US" style:font-size-asian="14pt"/>
    </style:style>
    <style:style style:name="Text_20_body" style:display-name="Text body" style:family="paragraph" style:parent-style-name="Standard" style:class="text">
      <style:paragraph-properties fo:margin-top="0.0827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List" style:family="paragraph" style:parent-style-name="Text_20_body" style:class="list">
      <style:paragraph-properties fo:margin-top="0in" fo:margin-bottom="0.0965in" style:contextual-spacing="false" fo:line-height="12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Caption" style:family="paragraph" style:parent-style-name="Standard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fo:font-style="italic" style:font-size-asian="12pt" style:font-style-asian="italic"/>
    </style:style>
    <style:style style:name="Index" style:family="paragraph" style:parent-style-name="Standard" style:class="index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ding_20_1" style:display-name="Heading 1" style:family="paragraph" style:parent-style-name="Heading" style:class="text">
      <style:paragraph-properties fo:margin-top="0.3055in" fo:margin-bottom="0.0417in" style:contextual-spacing="false"/>
      <style:text-properties style:font-name="Arial1" fo:font-family="Arial" style:font-family-generic="swiss" style:font-pitch="variable" fo:font-size="17pt" fo:font-weight="bold" style:font-size-asian="17pt" style:font-weight-asian="bold"/>
    </style:style>
    <style:style style:name="Heading_20_2" style:display-name="Heading 2" style:family="paragraph" style:parent-style-name="Heading" style:class="text">
      <style:paragraph-properties fo:margin-top="0.3055in" fo:margin-bottom="0.0417in" style:contextual-spacing="false"/>
      <style:text-properties style:font-name="Arial1" fo:font-family="Arial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" style:class="text">
      <style:paragraph-properties fo:margin-top="0.3055in" fo:margin-bottom="0.0417in" style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Heading_20_4" style:display-name="Heading 4" style:family="paragraph" style:parent-style-name="Heading" style:class="text">
      <style:paragraph-properties fo:margin-top="0.3055in" fo:margin-bottom="0.0417in" style:contextual-spacing="false"/>
      <style:text-properties style:font-name="Arial1" fo:font-family="Arial" style:font-family-generic="swiss" style:font-pitch="variable" fo:font-size="12pt" fo:font-weight="bold" style:font-size-asian="12pt" style:font-weight-asian="bold"/>
    </style:style>
    <style:style style:name="Arrowhead_20_List" style:display-name="Arrowhea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lock_20_Text" style:display-name="Block Text" style:family="paragraph">
      <style:paragraph-properties fo:margin-left="1in" fo:margin-right="1in" fo:margin-top="0in" fo:margin-bottom="0.0835in" style:contextual-spacing="false" fo:text-align="start" style:justify-single-word="false" fo:orphans="0" fo:widows="0" fo:text-indent="0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Box_20_List" style:display-name="Box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Bullet_20_List" style:display-name="Bullet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Chapter_20_Heading" style:display-name="Chapter Heading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Standard" style:class="index">
      <style:paragraph-properties fo:margin-left="0.5in" fo:margin-right="0in" fo:text-indent="-0.2992in" style:auto-text-indent="false"/>
    </style:style>
    <style:style style:name="Contents_20_2" style:display-name="Contents 2" style:family="paragraph" style:parent-style-name="Standard" style:class="index">
      <style:paragraph-properties fo:margin-left="1in" fo:margin-right="0in" fo:text-indent="-0.2992in" style:auto-text-indent="false"/>
    </style:style>
    <style:style style:name="Contents_20_3" style:display-name="Contents 3" style:family="paragraph" style:parent-style-name="Standard" style:class="index">
      <style:paragraph-properties fo:margin-left="1.5in" fo:margin-right="0in" fo:text-indent="-0.2992in" style:auto-text-indent="false"/>
    </style:style>
    <style:style style:name="Contents_20_4" style:display-name="Contents 4" style:family="paragraph" style:parent-style-name="Standard" style:class="index">
      <style:paragraph-properties fo:margin-left="2in" fo:margin-right="0in" fo:text-indent="-0.2992in" style:auto-text-indent="false"/>
    </style:style>
    <style:style style:name="Contents_20_Header" style:display-name="Contents Header" style:family="paragraph">
      <style:paragraph-properties fo:margin-top="0.1665in" fo:margin-bottom="0.0835in" style:contextual-spacing="false" fo:text-align="center" style:justify-single-word="false" fo:orphans="0" fo:widows="0" style:punctuation-wrap="simple" style:writing-mode="lr-tb"/>
      <style:text-properties style:use-window-font-color="true" loext:opacity="0%" style:font-name="Arial" fo:font-family="Arial" style:font-family-generic="roman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Dashed_20_List" style:display-name="Dashe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Diamond_20_List" style:display-name="Diamon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Endnote" style:family="paragraph" style:parent-style-name="Standard" style:class="extra">
      <style:paragraph-properties fo:margin-left="0.2in" fo:margin-right="0in" fo:text-indent="-0.2in" style:auto-text-indent="false"/>
    </style:style>
    <style:style style:name="Endnote_20_Symbol" style:display-name="Endnote Symbol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Footnote" style:family="paragraph" style:parent-style-name="Standard" style:class="extra"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fo:margin-top="0.0827in" fo:margin-bottom="0.0827in" style:contextual-spacing="false" fo:line-height="100%" fo:text-align="justify" style:justify-single-word="false"/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and_20_List" style:display-name="Han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Header" style:family="paragraph" style:parent-style-name="Standard" style:class="extra">
      <style:paragraph-properties fo:line-height="100%" fo:text-align="justify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fo:language="en" fo:country="US" style:font-size-asian="12pt"/>
    </style:style>
    <style:style style:name="Heart_20_List" style:display-name="Heart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Implies_20_List" style:display-name="Implies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Lower_20_Case_20_List" style:display-name="Lower Case List" style:family="paragraph">
      <style:paragraph-properties fo:margin-left="0.5in" fo:margin-right="0in" fo:margin-top="0in" fo:margin-bottom="0in" style:contextual-spacing="false" fo:text-align="start" style:justify-single-word="false" fo:orphans="0" fo:widows="0" fo:text-indent="-0.2992in" style:auto-text-indent="false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Lower_20_Roman_20_List" style:display-name="Lower Roman List" style:family="paragraph" style:parent-style-name="Standard">
      <style:paragraph-properties fo:margin-left="0.5in" fo:margin-right="0in" fo:text-indent="-0.2992in" style:auto-text-indent="false"/>
    </style:style>
    <style:style style:name="Numbered_20_Heading_20_1" style:display-name="Numbered Heading 1" style:family="paragraph" style:parent-style-name="Heading_20_1">
      <style:paragraph-properties>
        <style:tab-stops>
          <style:tab-stop style:position="0.2992in"/>
        </style:tab-stops>
      </style:paragraph-properties>
    </style:style>
    <style:style style:name="Numbered_20_Heading_20_2" style:display-name="Numbered Heading 2" style:family="paragraph" style:parent-style-name="Heading_20_2">
      <style:paragraph-properties>
        <style:tab-stops>
          <style:tab-stop style:position="0.2992in"/>
        </style:tab-stops>
      </style:paragraph-properties>
    </style:style>
    <style:style style:name="Numbered_20_Heading_20_3" style:display-name="Numbered Heading 3" style:family="paragraph" style:parent-style-name="Heading_20_3">
      <style:paragraph-properties>
        <style:tab-stops>
          <style:tab-stop style:position="0.2992in"/>
        </style:tab-stops>
      </style:paragraph-properties>
    </style:style>
    <style:style style:name="Numbered_20_List" style:display-name="Numbered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Plain_20_Text" style:display-name="Plain Text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/>
      <style:text-properties style:use-window-font-color="true" loext:opacity="0%" style:font-name="Courier New" fo:font-family="'Courier New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ection_20_Heading" style:display-name="Section Heading" style:family="paragraph">
      <style:paragraph-properties fo:margin-top="0in" fo:margin-bottom="0in" style:contextual-spacing="false" fo:text-align="start" style:justify-single-word="false" fo:orphans="0" fo:widows="0" style:punctuation-wrap="simple" style:writing-mode="lr-tb">
        <style:tab-stops>
          <style:tab-stop style:position="1.1in"/>
        </style:tab-stops>
      </style:paragraph-properties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Square_20_List" style:display-name="Square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Star_20_List" style:display-name="Star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ick_20_List" style:display-name="Tick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Triangle_20_List" style:display-name="Triangle List" style:family="paragraph">
      <style:paragraph-properties fo:margin-left="0.5in" fo:margin-right="0in" fo:margin-top="0in" fo:margin-bottom="0in" style:contextual-spacing="false" fo:text-align="start" style:justify-single-word="false" fo:orphans="2" fo:widows="2" fo:text-indent="-0.2992in" style:auto-text-indent="false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Liberation Sans1" style:font-family-asian="'Liberation Sans'" style:font-family-generic-asian="system" style:font-pitch-asian="variable" style:font-size-asian="12pt" style:language-asian="zh" style:country-asian="CN" style:font-name-complex="Courier New1" style:font-family-complex="'Courier New'" style:font-family-generic-complex="system" style:font-pitch-complex="variable" style:font-size-complex="12pt" style:language-complex="hi" style:country-complex="IN"/>
    </style:style>
    <style:style style:name="Upper_20_Case_20_List" style:display-name="Upper Case List" style:family="paragraph" style:parent-style-name="Numbered_20_List">
      <style:paragraph-properties fo:margin-left="0.5in" fo:margin-right="0in" fo:text-indent="-0.2992in" style:auto-text-indent="false"/>
    </style:style>
    <style:style style:name="Upper_20_Roman_20_List" style:display-name="Upper Roman List" style:family="paragraph" style:parent-style-name="Numbered_20_List">
      <style:paragraph-properties fo:margin-left="0.5in" fo:margin-right="0in" fo:text-indent="-0.2992in" style:auto-text-indent="false"/>
    </style:style>
    <style:style style:name="Default_20_Paragraph_20_Font" style:display-name="Default Paragraph Font" style:family="text"/>
    <style:style style:name="Endnote_20_anchor" style:display-name="Endnote anchor" style:family="text">
      <style:text-properties style:text-position="super 58%" fo:font-size="10pt" style:font-size-asian="10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Header_20_Char" style:display-name="Header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0827in" fo:margin-bottom="0.0827in" style:contextual-spacing="false" fo:line-height="100%" fo:text-align="start" style:justify-single-word="false" style:writing-mode="lr-tb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T1" style:family="text">
      <style:text-properties fo:color="#00000a" loext:opacity="100%" fo:font-size="10pt" fo:language="en" fo:country="US" style:font-size-asian="10pt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9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63in" fo:margin-left="0in" fo:margin-right="0in" fo:margin-top="0.31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tab/><text:tab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Mitchell</meta:initial-creator>
    <dc:language>en-US</dc:language>
    <dc:creator>Kyle Mitchell</dc:creator>
    <dc:date>2021-06-18T15:12:57</dc:date>
    <meta:editing-cycles>40</meta:editing-cycles>
    <meta:editing-duration>PT31M</meta:editing-duration>
    <meta:generator>LibreOffice/7.3.6.2$Linux_X86_64 LibreOffice_project/30$Build-2</meta:generator>
    <meta:document-statistic meta:table-count="0" meta:image-count="0" meta:object-count="0" meta:page-count="3" meta:paragraph-count="26" meta:word-count="233" meta:character-count="2331" meta:non-whitespace-character-count="2121"/>
  </office:meta>
</office:document-meta>
</file>